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00000"/>
    </style:style>
    <style:style style:name="P2" style:family="paragraph" style:parent-style-name="Standard">
      <style:text-properties fo:color="#c00000" officeooo:paragraph-rsid="000dce77"/>
    </style:style>
    <style:style style:name="P3" style:family="paragraph" style:parent-style-name="Standard">
      <style:text-properties fo:color="#c00000" officeooo:rsid="001a657c" officeooo:paragraph-rsid="000dce77"/>
    </style:style>
    <style:style style:name="P4" style:family="paragraph" style:parent-style-name="Standard">
      <style:text-properties fo:color="#c00000" fo:language="en" fo:country="US" officeooo:paragraph-rsid="002fdadb"/>
    </style:style>
    <style:style style:name="P5" style:family="paragraph" style:parent-style-name="Standard">
      <style:text-properties fo:color="#c00000" fo:font-size="6pt" fo:language="en" fo:country="US" style:font-size-asian="5.25pt" style:font-size-complex="6pt"/>
    </style:style>
    <style:style style:name="P6" style:family="paragraph" style:parent-style-name="Standard">
      <style:text-properties fo:color="#21409a"/>
    </style:style>
    <style:style style:name="P7" style:family="paragraph" style:parent-style-name="Standard">
      <style:text-properties fo:color="#21409a" officeooo:paragraph-rsid="002e94f6"/>
    </style:style>
    <style:style style:name="P8" style:family="paragraph" style:parent-style-name="Standard">
      <style:text-properties fo:color="#f58220"/>
    </style:style>
    <style:style style:name="P9" style:family="paragraph" style:parent-style-name="Standard">
      <style:text-properties fo:color="#f58220" officeooo:paragraph-rsid="002711c7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color="#ccbe00"/>
    </style:style>
    <style:style style:name="P12" style:family="paragraph" style:parent-style-name="Standard">
      <style:text-properties fo:color="#ccbe00" officeooo:paragraph-rsid="001eb7d7"/>
    </style:style>
    <style:style style:name="P13" style:family="paragraph" style:parent-style-name="Standard">
      <style:text-properties fo:color="#ccbe00" officeooo:paragraph-rsid="003937de"/>
    </style:style>
    <style:style style:name="P14" style:family="paragraph" style:parent-style-name="Standard">
      <style:text-properties fo:color="#ccbe00" officeooo:paragraph-rsid="003a66f1"/>
    </style:style>
    <style:style style:name="P15" style:family="paragraph" style:parent-style-name="Standard">
      <style:text-properties officeooo:paragraph-rsid="000f9cbe"/>
    </style:style>
    <style:style style:name="P16" style:family="paragraph" style:parent-style-name="Standard">
      <style:text-properties officeooo:paragraph-rsid="00116f2c"/>
    </style:style>
    <style:style style:name="P17" style:family="paragraph" style:parent-style-name="Standard">
      <style:text-properties officeooo:paragraph-rsid="00265aa0"/>
    </style:style>
    <style:style style:name="P18" style:family="paragraph" style:parent-style-name="Standard">
      <style:text-properties officeooo:paragraph-rsid="002711c7"/>
    </style:style>
    <style:style style:name="P19" style:family="paragraph" style:parent-style-name="Standard">
      <style:text-properties fo:color="#72bf44" officeooo:paragraph-rsid="0034a3ad"/>
    </style:style>
    <style:style style:name="P20" style:family="paragraph" style:parent-style-name="Standard">
      <style:text-properties fo:color="#a3238e"/>
    </style:style>
    <style:style style:name="P21" style:family="paragraph" style:parent-style-name="Standard">
      <style:text-properties officeooo:paragraph-rsid="0034a3ad"/>
    </style:style>
    <style:style style:name="P22" style:family="paragraph" style:parent-style-name="Standard">
      <style:text-properties officeooo:paragraph-rsid="0035ba8b"/>
    </style:style>
    <style:style style:name="P23" style:family="paragraph" style:parent-style-name="Standard">
      <style:text-properties fo:color="#e7e6e6" fo:font-size="8pt" style:font-size-asian="7pt" style:font-size-complex="8pt"/>
    </style:style>
    <style:style style:name="P24" style:family="paragraph" style:parent-style-name="Standard">
      <style:text-properties officeooo:paragraph-rsid="003a66f1"/>
    </style:style>
    <style:style style:name="P25" style:family="paragraph" style:parent-style-name="Standard">
      <style:text-properties fo:color="#491d74" fo:font-size="11pt" style:font-size-asian="11pt" style:font-size-complex="11pt"/>
    </style:style>
    <style:style style:name="P26" style:family="paragraph" style:parent-style-name="Standard">
      <style:text-properties fo:color="#491d74" fo:font-size="11pt" officeooo:paragraph-rsid="002711c7" style:font-size-asian="11pt" style:font-size-complex="11pt"/>
    </style:style>
    <style:style style:name="P27" style:family="paragraph" style:parent-style-name="Standard"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 style:parent-style-name="Standard">
      <style:text-properties fo:color="#f8aa97" fo:font-size="11pt" style:font-size-asian="11pt" style:font-size-complex="11pt"/>
    </style:style>
    <style:style style:name="P30" style:family="paragraph" style:parent-style-name="Standard">
      <style:text-properties fo:color="#009353" fo:font-size="11pt" style:font-size-asian="11pt" style:font-size-complex="11pt"/>
    </style:style>
    <style:style style:name="P31" style:family="paragraph" style:parent-style-name="Standard">
      <style:text-properties fo:color="#009353" fo:font-size="11pt" officeooo:rsid="00116f2c" officeooo:paragraph-rsid="00116f2c" style:font-size-asian="11pt" style:font-size-complex="11pt"/>
    </style:style>
    <style:style style:name="P32" style:family="paragraph" style:parent-style-name="Standard">
      <style:text-properties fo:color="#aa55a1" fo:font-size="11pt" style:font-size-asian="11pt" style:font-size-complex="11pt"/>
    </style:style>
    <style:style style:name="P33" style:family="paragraph" style:parent-style-name="Standard">
      <style:text-properties style:use-window-font-color="true" fo:font-size="11pt" officeooo:paragraph-rsid="003a66f1" style:font-size-asian="11pt" style:font-size-complex="11pt"/>
    </style:style>
    <style:style style:name="P34" style:family="paragraph" style:parent-style-name="Standard">
      <style:text-properties style:use-window-font-color="true" officeooo:paragraph-rsid="003a66f1"/>
    </style:style>
    <style:style style:name="P3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7477b8"/>
    </style:style>
    <style:style style:name="T2" style:family="text">
      <style:text-properties fo:color="#7477b8" officeooo:rsid="0034a3ad"/>
    </style:style>
    <style:style style:name="T3" style:family="text">
      <style:text-properties fo:color="#7477b8" fo:font-size="6pt" officeooo:rsid="0034a3ad" style:font-size-asian="5.25pt" style:font-size-complex="6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11c7" style:font-weight-asian="bold" style:font-weight-complex="bold"/>
    </style:style>
    <style:style style:name="T7" style:family="text">
      <style:text-properties fo:font-weight="bold" officeooo:rsid="002ae455" style:font-weight-asian="bold" style:font-weight-complex="bold"/>
    </style:style>
    <style:style style:name="T8" style:family="text">
      <style:text-properties fo:font-weight="bold" officeooo:rsid="002e94f6" style:font-weight-asian="bold" style:font-weight-complex="bold"/>
    </style:style>
    <style:style style:name="T9" style:family="text">
      <style:text-properties fo:color="#e7e6e6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color="#f58220"/>
    </style:style>
    <style:style style:name="T12" style:family="text">
      <style:text-properties fo:color="#f58220" officeooo:rsid="002711c7"/>
    </style:style>
    <style:style style:name="T13" style:family="text">
      <style:text-properties fo:color="#f58220" fo:background-color="#add58a" loext:char-shading-value="0"/>
    </style:style>
    <style:style style:name="T14" style:family="text">
      <style:text-properties fo:color="#491d74" fo:font-size="11pt" fo:background-color="#add58a" loext:char-shading-value="0" style:font-size-asian="11pt" style:font-size-complex="11pt"/>
    </style:style>
    <style:style style:name="T15" style:family="text">
      <style:text-properties fo:color="#491d74" fo:font-size="11pt" officeooo:rsid="002711c7" fo:background-color="#add58a" loext:char-shading-value="0" style:font-size-asian="11pt" style:font-size-complex="11pt"/>
    </style:style>
    <style:style style:name="T16" style:family="text">
      <style:text-properties fo:color="#491d74" fo:font-size="11pt" style:font-size-asian="11pt" style:font-size-complex="11pt"/>
    </style:style>
    <style:style style:name="T17" style:family="text">
      <style:text-properties fo:color="#f8aa97" fo:font-size="11pt" style:font-size-asian="11pt" style:font-size-complex="11pt"/>
    </style:style>
    <style:style style:name="T18" style:family="text">
      <style:text-properties fo:color="#f8aa97" fo:font-size="11pt" officeooo:rsid="000f9cbe" style:font-size-asian="11pt" style:font-size-complex="11pt"/>
    </style:style>
    <style:style style:name="T19" style:family="text">
      <style:text-properties fo:color="#f8aa97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fo:color="#f8aa97" fo:font-size="11pt" fo:background-color="#add58a" loext:char-shading-value="0" style:font-size-asian="11pt" style:font-size-complex="11pt"/>
    </style:style>
    <style:style style:name="T21" style:family="text">
      <style:text-properties fo:color="#009353" fo:font-size="11pt" style:font-size-asian="11pt" style:font-size-complex="11pt"/>
    </style:style>
    <style:style style:name="T22" style:family="text">
      <style:text-properties fo:color="#00935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fo:color="#009353" fo:font-size="11pt" fo:background-color="#add58a" loext:char-shading-value="0" style:font-size-asian="11pt" style:font-size-complex="11pt"/>
    </style:style>
    <style:style style:name="T24" style:family="text">
      <style:text-properties fo:color="#aa55a1" fo:font-size="11pt" style:font-size-asian="11pt" style:font-size-complex="11pt"/>
    </style:style>
    <style:style style:name="T25" style:family="text">
      <style:text-properties fo:color="#aa55a1" fo:font-size="11pt" officeooo:rsid="002169ea" style:font-size-asian="11pt" style:font-size-complex="11pt"/>
    </style:style>
    <style:style style:name="T26" style:family="text">
      <style:text-properties fo:color="#aa55a1" fo:font-size="11pt" officeooo:rsid="003f9521" style:font-size-asian="11pt" style:font-size-complex="11pt"/>
    </style:style>
    <style:style style:name="T27" style:family="text">
      <style:text-properties fo:color="#ccbe00"/>
    </style:style>
    <style:style style:name="T28" style:family="text">
      <style:text-properties officeooo:rsid="000dd15c"/>
    </style:style>
    <style:style style:name="T29" style:family="text">
      <style:text-properties officeooo:rsid="00116f2c"/>
    </style:style>
    <style:style style:name="T30" style:family="text">
      <style:text-properties officeooo:rsid="0012b18f"/>
    </style:style>
    <style:style style:name="T31" style:family="text">
      <style:text-properties officeooo:rsid="0013ca71"/>
    </style:style>
    <style:style style:name="T32" style:family="text">
      <style:text-properties officeooo:rsid="001929ce"/>
    </style:style>
    <style:style style:name="T33" style:family="text">
      <style:text-properties officeooo:rsid="001b7787"/>
    </style:style>
    <style:style style:name="T34" style:family="text">
      <style:text-properties officeooo:rsid="001be192"/>
    </style:style>
    <style:style style:name="T35" style:family="text">
      <style:text-properties officeooo:rsid="001de588"/>
    </style:style>
    <style:style style:name="T36" style:family="text">
      <style:text-properties officeooo:rsid="00206874"/>
    </style:style>
    <style:style style:name="T37" style:family="text">
      <style:text-properties officeooo:rsid="002711c7"/>
    </style:style>
    <style:style style:name="T38" style:family="text">
      <style:text-properties style:use-window-font-color="true" fo:font-weight="bold" style:font-weight-asian="bold"/>
    </style:style>
    <style:style style:name="T39" style:family="text">
      <style:text-properties style:use-window-font-color="true" fo:font-weight="bold" officeooo:rsid="002711c7" style:font-weight-asian="bold" style:font-weight-complex="bold"/>
    </style:style>
    <style:style style:name="T40" style:family="text">
      <style:text-properties style:use-window-font-color="true" fo:font-weight="bold" officeooo:rsid="0028f5a8" style:font-weight-asian="bold" style:font-weight-complex="bold"/>
    </style:style>
    <style:style style:name="T41" style:family="text">
      <style:text-properties style:use-window-font-color="true" fo:font-weight="bold" officeooo:rsid="002ae455" style:font-weight-asian="bold" style:font-weight-complex="bold"/>
    </style:style>
    <style:style style:name="T42" style:family="text">
      <style:text-properties style:use-window-font-color="true" fo:font-weight="bold" officeooo:rsid="002e94f6" style:font-weight-asian="bold" style:font-weight-complex="bold"/>
    </style:style>
    <style:style style:name="T43" style:family="text">
      <style:text-properties style:use-window-font-color="true" fo:font-weight="bold" officeooo:rsid="0034a3ad" style:font-weight-asian="bold" style:font-weight-complex="bold"/>
    </style:style>
    <style:style style:name="T44" style:family="text">
      <style:text-properties style:use-window-font-color="true" fo:font-size="11pt" fo:font-weight="bold" officeooo:rsid="002711c7" style:font-size-asian="11pt" style:font-weight-asian="bold" style:font-size-complex="11pt"/>
    </style:style>
    <style:style style:name="T45" style:family="text">
      <style:text-properties style:use-window-font-color="true" fo:font-size="11pt" fo:font-weight="bold" officeooo:rsid="002e94f6" style:font-size-asian="11pt" style:font-weight-asian="bold" style:font-size-complex="11pt"/>
    </style:style>
    <style:style style:name="T46" style:family="text">
      <style:text-properties style:use-window-font-color="true" fo:font-size="11pt" fo:font-weight="bold" officeooo:rsid="002711c7" style:font-size-asian="11pt" style:font-weight-asian="bold" style:font-size-complex="11pt" style:font-weight-complex="bold"/>
    </style:style>
    <style:style style:name="T47" style:family="text">
      <style:text-properties style:use-window-font-color="true" fo:font-size="11pt" fo:font-weight="bold" officeooo:rsid="002e94f6" style:font-size-asian="11pt" style:font-weight-asian="bold" style:font-size-complex="11pt" style:font-weight-complex="bold"/>
    </style:style>
    <style:style style:name="T48" style:family="text">
      <style:text-properties style:use-window-font-color="true" fo:font-size="11pt" fo:font-weight="bold" officeooo:rsid="0029a831" style:font-size-asian="11pt" style:font-weight-asian="bold" style:font-size-complex="11pt"/>
    </style:style>
    <style:style style:name="T49" style:family="text">
      <style:text-properties style:use-window-font-color="true" fo:font-size="11pt" style:font-size-asian="11pt" style:font-size-complex="11pt"/>
    </style:style>
    <style:style style:name="T50" style:family="text">
      <style:text-properties style:use-window-font-color="true" fo:font-weight="normal" officeooo:rsid="002e94f6" style:font-weight-asian="normal" style:font-weight-complex="normal"/>
    </style:style>
    <style:style style:name="T51" style:family="text">
      <style:text-properties fo:color="#72bf44"/>
    </style:style>
    <style:style style:name="T52" style:family="text">
      <style:text-properties fo:color="#a3238e"/>
    </style:style>
    <style:style style:name="T53" style:family="text">
      <style:text-properties fo:color="#a3238e" officeooo:rsid="001d620b"/>
    </style:style>
    <style:style style:name="T54" style:family="text">
      <style:text-properties fo:color="#a3238e" officeooo:rsid="0035ba8b"/>
    </style:style>
    <style:style style:name="T55" style:family="text">
      <style:text-properties fo:color="#a3238e" officeooo:rsid="003c5f85"/>
    </style:style>
    <style:style style:name="T56" style:family="text">
      <style:text-properties officeooo:rsid="00330bc2"/>
    </style:style>
    <style:style style:name="T57" style:family="text">
      <style:text-properties officeooo:rsid="0036fde4"/>
    </style:style>
    <style:style style:name="T58" style:family="text">
      <style:text-properties officeooo:rsid="003937de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fo:font-size="11pt" officeooo:rsid="003a66f1" style:font-size-asian="11pt" style:font-size-complex="11pt"/>
    </style:style>
    <style:style style:name="T61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62" style:family="text">
      <style:text-properties fo:font-size="11pt" fo:font-weight="bold" officeooo:rsid="002711c7" style:font-size-asian="11pt" style:font-weight-asian="bold" style:font-size-complex="11pt"/>
    </style:style>
    <style:style style:name="T63" style:family="text">
      <style:text-properties fo:font-size="11pt" fo:font-weight="bold" officeooo:rsid="002e94f6" style:font-size-asian="11pt" style:font-weight-asian="bold" style:font-size-complex="11pt"/>
    </style:style>
    <style:style style:name="T64" style:family="text">
      <style:text-properties fo:font-size="11pt" fo:font-weight="bold" officeooo:rsid="002ae455" style:font-size-asian="11pt" style:font-weight-asian="bold" style:font-size-complex="11pt" style:font-weight-complex="bold"/>
    </style:style>
    <style:style style:name="T65" style:family="text">
      <style:text-properties fo:font-size="11pt" fo:font-weight="bold" officeooo:rsid="002e94f6" style:font-size-asian="11pt" style:font-weight-asian="bold" style:font-size-complex="11pt" style:font-weight-complex="bold"/>
    </style:style>
    <style:style style:name="T66" style:family="text">
      <style:text-properties officeooo:rsid="003c5f85"/>
    </style:style>
    <style:style style:name="T67" style:family="text">
      <style:text-properties officeooo:rsid="003f9521"/>
    </style:style>
    <style:style style:name="T68" style:family="text">
      <style:text-properties fo:background-color="#fff200" loext:char-shading-value="0"/>
    </style:style>
    <style:style style:name="T69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lan oral :<text:tab/><text:tab/><text:tab/><text:tab/><text:tab/><text:tab/><text:tab/><text:tab/>Slide :<text:tab/></text:p>
      <text:p text:style-name="Standard"/>
      <text:p text:style-name="P17"><text:span text:style-name="Police_20_par_20_défaut"><text:span text:style-name="T4"><text:tab/><text:tab/><text:tab/><text:tab/><text:tab/><text:tab/><text:tab/><text:tab/><text:tab/>1 (intitulé)</text:span></text:span></text:p>
      <text:p text:style-name="Standard"><text:tab/></text:p>
      <text:p text:style-name="Standard"><text:span text:style-name="Police_20_par_20_défaut"><text:span text:style-name="T2">Introduction</text:span></text:span><text:span text:style-name="Police_20_par_20_défaut"><text:span text:style-name="T1"><text:tab/><text:tab/><text:tab/><text:tab/><text:tab/><text:tab/><text:tab/><text:tab/></text:span></text:span><text:span text:style-name="Police_20_par_20_défaut"><text:span text:style-name="T43">2</text:span></text:span></text:p>
      <text:p text:style-name="Standard"><text:span text:style-name="Police_20_par_20_défaut"><text:span text:style-name="T3"/></text:span></text:p>
      <text:p text:style-name="Standard"><text:span text:style-name="Police_20_par_20_défaut"><text:span text:style-name="T9">- présentation (véhiparc, push mail)<text:tab/><text:tab/><text:tab/><text:tab/><text:tab/></text:span></text:span><text:span text:style-name="Police_20_par_20_défaut"><text:span text:style-name="T4">3</text:span></text:span></text:p>
      <text:p text:style-name="P1"><text:s/>« Mais avant de la détailler, je vais vous présenter le contexte pro : le site</text:p>
      <text:p text:style-name="P1">sur lequel travaille l’équipe dont je fais partie <text:span text:style-name="T30">s’appel</text:span> Véhiparc, et notre</text:p>
      <text:p text:style-name="P1">client est Véhiposte, une filiale du groupe la Poste.</text:p>
      <text:p text:style-name="P1">Ce logiciel est un gestionnaire flotte automobile <text:span text:style-name="T33">pour</text:span> tous les pros (donc</text:p>
      <text:p text:style-name="P1">pas que la Poste) et l’application que j’ai développé, qui s’intègre dans ce</text:p>
      <text:p text:style-name="P1">site, se nomme Push mail. Celle-ci est, par choix perso et en accord avec ma</text:p>
      <text:p text:style-name="P1">responsable, en lien direct avec le site, dans un désir de continuité technologique et</text:p>
      <text:p text:style-name="P1">d’investissement (cela s’est étalé sur près de 3 mois), et répond aussi à une forte</text:p>
      <text:p text:style-name="P1">demande du client, qui a eu beaucoup de remontées dans ce sens de la part des</text:p>
      <text:p text:style-name="P1">utilisateurs. Elle sert à signaler les différentes alertes du périmètre de chaque</text:p>
      <text:p text:style-name="P1"><text:span text:style-name="T34">personne connectée au s</text:span>ite et propose de s’abonner à un service permettant de</text:p>
      <text:p text:style-name="P1">recevoir tous les mois un e-mail récapitulatif. Ces alertes sont causées par</text:p>
      <text:p text:style-name="P1">des anomalies, comme par exemple l’utilisation de cartes carburants le dimanche</text:p>
      <text:p text:style-name="P2">ou la prise d’un carburant différent de celui du véhicule identifié, <text:span text:style-name="T31">et sont remontées </text:span></text:p>
      <text:p text:style-name="P3">pour des raisons d’économie et de sécurité.</text:p>
      <text:p text:style-name="P1"><text:s/></text:p>
      <text:p text:style-name="P4">So without transition, I’m going to introduce now this application with a quick</text:p>
      <text:p text:style-name="P4">sum-up. And please forgive my terrible French accent ! <text:s/>»</text:p>
      <text:p text:style-name="P5"/>
      <text:p text:style-name="Standard"><text:span text:style-name="T69">- abstract (lire)<text:tab/><text:tab/><text:tab/><text:tab/></text:span><text:tab/><text:tab/><text:tab/><text:tab/><text:span text:style-name="Police_20_par_20_défaut"><text:span text:style-name="T4">4</text:span></text:span></text:p>
      <text:p text:style-name="P23"/>
      <text:p text:style-name="Standard">- <text:span text:style-name="Police_20_par_20_défaut"><text:span text:style-name="T10">cahier des charges</text:span></text:span><text:tab/><text:tab/><text:tab/><text:tab/><text:tab/><text:tab/><text:tab/><text:span text:style-name="Police_20_par_20_défaut"><text:span text:style-name="T4">5</text:span></text:span></text:p>
      <text:p text:style-name="P6">« Maintenant que nous sommes de retour en France, je vais pouvoir</text:p>
      <text:p text:style-name="P6">vous parler du cahier des charges. Ce<text:span text:style-name="T66">lui-ci</text:span> contient les attentes</text:p>
      <text:p text:style-name="P6">des clients à propos du projet Push mail, à savoir ici :</text:p>
      <text:p text:style-name="P6">* un résumé des alertes, présent sur le dashboard</text:p>
      <text:p text:style-name="P6">* une page <text:span text:style-name="T66">détaillant le nombre d</text:span>es 8 types d’alertes sur une période donnée</text:p>
      <text:p text:style-name="P6">* un <text:span text:style-name="T66">envoi</text:span> d’e-mail mensuel récapitulatif des alertes du mois précédent</text:p>
      <text:p text:style-name="P6">* un système d’abonnement à ce service <text:span text:style-name="T57">d’e-mail</text:span></text:p>
      <text:p text:style-name="P6">* responsive <text:span text:style-name="T28">car multi support</text:span></text:p>
      <text:p text:style-name="P7"><text:span text:style-name="T52">C’est donc à partir de </text:span><text:span text:style-name="T55">ce document</text:span><text:span text:style-name="T52"> que j’ai réfléchit</text:span><text:tab/><text:tab/><text:tab/><text:span text:style-name="T42">6</text:span></text:p>
      <text:p text:style-name="P7"><text:span text:style-name="T52">et planifié les </text:span><text:span text:style-name="T53">différentes </text:span><text:span text:style-name="T52">tâches :</text:span></text:p>
      <text:p text:style-name="P20">- conception (algorithme, UML et mockup)</text:p>
      <text:p text:style-name="P20">- réalisation (BDD, code et tests)</text:p>
      <text:p text:style-name="P22"><text:span text:style-name="T52">Je vais vous </text:span><text:span text:style-name="T54">p</text:span><text:span text:style-name="T52">résenter </text:span><text:span text:style-name="T54">maintenant </text:span><text:span text:style-name="T52">ces attentes plus en détail »</text:span><text:tab/><text:tab/><text:tab/><text:tab/><text:tab/><text:tab/><text:tab/></text:p>
      <text:p text:style-name="Standard"/>
      <text:p text:style-name="Standard">- <text:span text:style-name="Police_20_par_20_défaut"><text:span text:style-name="T10">dashboard</text:span></text:span><text:tab/><text:tab/><text:tab/><text:tab/><text:tab/><text:tab/><text:tab/><text:tab/><text:span text:style-name="Police_20_par_20_défaut"><text:span text:style-name="T5">7, 8, </text:span></text:span><text:span text:style-name="Police_20_par_20_défaut"><text:span text:style-name="T6">9, </text:span></text:span><text:span text:style-name="Police_20_par_20_défaut"><text:span text:style-name="T8">10</text:span></text:span></text:p>
      <text:p text:style-name="P8">- présentation de la partie alerte</text:p>
      <text:p text:style-name="P9">=&gt; 1 cadre avec 2 paves <text:s/><text:span text:style-name="T37">avec nb alertes<text:tab/><text:tab/><text:tab/><text:tab/></text:span><text:span text:style-name="T39">1</text:span><text:span text:style-name="T42">1</text:span></text:p>
      <text:p text:style-name="P9"><text:span text:style-name="T37">=&gt; </text:span>infobulle explicatives<text:tab/><text:tab/><text:tab/><text:tab/><text:tab/><text:tab/><text:span text:style-name="T39">1</text:span><text:span text:style-name="T42">2</text:span></text:p>
      <text:p text:style-name="P8">=&gt; lien (clic) envoie sur la page alerte<text:tab/><text:tab/><text:tab/><text:tab/><text:span text:style-name="T39">1</text:span><text:span text:style-name="T42">3</text:span></text:p>
      <text:p text:style-name="P18"><text:span text:style-name="Police_20_par_20_défaut"><text:span text:style-name="T13">- description du rôle, des données</text:span></text:span></text:p>
      <text:p text:style-name="P18"><text:span text:style-name="Police_20_par_20_défaut"><text:span text:style-name="T12">=&gt; </text:span></text:span><text:span text:style-name="Police_20_par_20_défaut"><text:span text:style-name="T11">2 cat au lieu de 3 : raison place (regroup.) et équilibre de la page<text:tab/></text:span></text:span></text:p>
      <text:p text:style-name="P8">=&gt; HTML faisant appel à 2 templates</text:p>
      <text:p text:style-name="P8">=&gt; récup les données et nouveau calcul des alertes par pavé</text:p>
      <text:p text:style-name="P8">=&gt; URL pour envoi sur la page « Alertes »</text:p>
      <text:p text:style-name="Standard"><text:soft-page-break/><text:span text:style-name="T59">- </text:span><text:span text:style-name="Police_20_par_20_défaut"><text:span text:style-name="T61">page alerte</text:span></text:span><text:span text:style-name="T59"><text:tab/><text:tab/><text:tab/><text:tab/><text:tab/><text:tab/><text:tab/><text:tab/></text:span><text:span text:style-name="Police_20_par_20_défaut"><text:span text:style-name="T62">14, 15, </text:span></text:span><text:span text:style-name="Police_20_par_20_défaut"><text:span text:style-name="T63">16</text:span></text:span></text:p>
      <text:p text:style-name="P25">=&gt; <text:span text:style-name="T56">choix de la période<text:tab/><text:tab/><text:tab/><text:tab/><text:tab/><text:tab/></text:span><text:tab/><text:span text:style-name="T39">1</text:span><text:span text:style-name="T42">7</text:span></text:p>
      <text:p text:style-name="P25">=&gt; retrouve <text:span text:style-name="T37">total</text:span> alertes sur même page (global<text:span text:style-name="T37">)</text:span><text:tab/><text:tab/><text:tab/><text:tab/><text:span text:style-name="T39">1</text:span><text:span text:style-name="T42">8</text:span></text:p>
      <text:p text:style-name="P26">=&gt; retrouve toutes <text:span text:style-name="T37">catégories </text:span>alertes (<text:span text:style-name="T37">detail</text:span>)<text:tab/><text:tab/><text:tab/><text:tab/><text:span text:style-name="T39">1</text:span><text:span text:style-name="T42">9</text:span></text:p>
      <text:p text:style-name="P25">=&gt; tableau descriptif pour chaque véhicule impliqué<text:tab/><text:tab/><text:tab/><text:span text:style-name="T42">20</text:span></text:p>
      <text:p text:style-name="Standard"><text:span text:style-name="Police_20_par_20_défaut"><text:span text:style-name="T14">- description rôle, co</text:span></text:span><text:span text:style-name="Police_20_par_20_défaut"><text:span text:style-name="T15">de</text:span></text:span><text:span text:style-name="Police_20_par_20_défaut"><text:span text:style-name="T16"><text:tab/><text:tab/><text:tab/><text:tab/><text:tab/></text:span></text:span></text:p>
      <text:p text:style-name="P25">=&gt; intervention notion ergonomie (alignée plutôt que colonne)</text:p>
      <text:p text:style-name="P26">=&gt; couleur lié aux chiffres (info visuelle)</text:p>
      <text:p text:style-name="P25">=&gt; coche checkbox : déclenche fonction qui rafraîchit les données</text:p>
      <text:p text:style-name="P27"/>
      <text:p text:style-name="Standard"><text:span text:style-name="Police_20_par_20_défaut"><text:span text:style-name="T17">- </text:span></text:span><text:span text:style-name="Police_20_par_20_défaut"><text:span text:style-name="T19">mail</text:span></text:span><text:span text:style-name="Police_20_par_20_défaut"><text:span text:style-name="T17"><text:tab/><text:tab/><text:tab/><text:tab/><text:tab/><text:tab/><text:tab/><text:tab/><text:tab/></text:span></text:span><text:span text:style-name="Police_20_par_20_défaut"><text:span text:style-name="T44">21, </text:span></text:span><text:span text:style-name="Police_20_par_20_défaut"><text:span text:style-name="T45">22</text:span></text:span></text:p>
      <text:p text:style-name="P15"><text:span text:style-name="Police_20_par_20_défaut"><text:span text:style-name="T17">=&gt; toujours dispo en 3 catégories<text:tab/><text:tab/><text:tab/><text:tab/><text:tab/></text:span></text:span><text:span text:style-name="Police_20_par_20_défaut"><text:span text:style-name="T46">2</text:span></text:span><text:span text:style-name="Police_20_par_20_défaut"><text:span text:style-name="T47">3</text:span></text:span></text:p>
      <text:p text:style-name="P15"><text:span text:style-name="Police_20_par_20_défaut"><text:span text:style-name="T18">=&gt;</text:span></text:span><text:span text:style-name="Police_20_par_20_défaut"><text:span text:style-name="T17"> 8 types d’alertes<text:tab/><text:tab/><text:tab/><text:tab/><text:tab/><text:tab/><text:tab/></text:span></text:span><text:span text:style-name="Police_20_par_20_défaut"><text:span text:style-name="T46">2</text:span></text:span><text:span text:style-name="Police_20_par_20_défaut"><text:span text:style-name="T47">4</text:span></text:span></text:p>
      <text:p text:style-name="P29">=&gt; <text:span text:style-name="T37">detail tableau</text:span> du nbre alertes et moy mensuelle<text:tab/><text:tab/><text:tab/><text:span text:style-name="T39">2</text:span><text:span text:style-name="T42">5</text:span></text:p>
      <text:p text:style-name="P29">=&gt; lien vers page alertes qd clic<text:tab/><text:tab/><text:tab/><text:tab/><text:tab/><text:tab/><text:span text:style-name="T40">2</text:span><text:span text:style-name="T42">6</text:span></text:p>
      <text:p text:style-name="P15"><text:span text:style-name="Police_20_par_20_défaut"><text:span text:style-name="T20">- composition, fréquence, code</text:span></text:span></text:p>
      <text:p text:style-name="P15"><text:span text:style-name="Police_20_par_20_défaut"><text:span text:style-name="T17">=&gt; mensuel (autour du 23) car remontée données<text:tab/><text:tab/><text:tab/></text:span></text:span></text:p>
      <text:p text:style-name="P29">=&gt; mélange dynamique HTML et JS</text:p>
      <text:p text:style-name="P29">=&gt; condition d’envoi (statut, alertes ou pas)</text:p>
      <text:p text:style-name="P28"><text:tab/><text:tab/><text:tab/><text:tab/><text:tab/><text:tab/></text:p>
      <text:p text:style-name="Standard"><text:span text:style-name="Police_20_par_20_défaut"><text:span text:style-name="T21">- </text:span></text:span><text:span text:style-name="Police_20_par_20_défaut"><text:span text:style-name="T22">service abonnement</text:span></text:span><text:span text:style-name="Police_20_par_20_défaut"><text:span text:style-name="T21"><text:tab/><text:tab/><text:tab/><text:tab/><text:tab/><text:tab/><text:tab/></text:span></text:span><text:span text:style-name="Police_20_par_20_défaut"><text:span text:style-name="T48">27, 28, </text:span></text:span><text:span text:style-name="Police_20_par_20_défaut"><text:span text:style-name="T45">29</text:span></text:span></text:p>
      <text:p text:style-name="P30">=&gt; utilisation simple par système de bouton<text:tab/><text:tab/><text:tab/><text:tab/><text:span text:style-name="T42">30</text:span></text:p>
      <text:p text:style-name="P31">=&gt; infobulle en cas de survol<text:tab/><text:tab/><text:tab/><text:tab/><text:tab/><text:tab/><text:span text:style-name="T41">3</text:span><text:span text:style-name="T42">1</text:span></text:p>
      <text:p text:style-name="P30">=&gt; message d’information ou confirmation<text:tab/><text:tab/><text:tab/><text:tab/><text:span text:style-name="T41">3</text:span><text:span text:style-name="T42">2</text:span></text:p>
      <text:p text:style-name="P16"><text:span text:style-name="Police_20_par_20_défaut"><text:span text:style-name="T23">- rôle, gestion, code</text:span></text:span></text:p>
      <text:p text:style-name="P16"><text:span text:style-name="Police_20_par_20_défaut"><text:span text:style-name="T21">=&gt; 2 cas d’utilisateur (statut)<text:tab/><text:tab/><text:tab/><text:tab/><text:tab/></text:span></text:span></text:p>
      <text:p text:style-name="P30">=&gt; récupère le statut de l’utilisateur connecté pour afficher bouton</text:p>
      <text:p text:style-name="P30">=&gt; si clic, envoie nouveau statut en base</text:p>
      <text:p text:style-name="P30">=&gt; bootstrap pour les messages <text:span text:style-name="T29">et infobulles</text:span></text:p>
      <text:p text:style-name="P28"/>
      <text:p text:style-name="Standard"><text:span text:style-name="T59">- </text:span><text:span text:style-name="Police_20_par_20_défaut"><text:span text:style-name="T61">perspectives</text:span></text:span><text:span text:style-name="T59"><text:tab/><text:tab/><text:tab/><text:tab/><text:tab/><text:tab/><text:tab/><text:tab/></text:span><text:span text:style-name="T64">3</text:span><text:span text:style-name="Police_20_par_20_défaut"><text:span text:style-name="T65">3</text:span></text:span></text:p>
      <text:p text:style-name="P24"><text:span text:style-name="T59">« </text:span><text:span text:style-name="T60">L</text:span><text:span text:style-name="Police_20_par_20_défaut"><text:span text:style-name="T24">’application Push mail, tout comme Véhiparc, n’est pas figée et</text:span></text:span></text:p>
      <text:p text:style-name="P24"><text:span text:style-name="Police_20_par_20_défaut"><text:span text:style-name="T24">va continuer à évoluer en fonction des demandes des clients et des </text:span></text:span></text:p>
      <text:p text:style-name="P24"><text:span text:style-name="Police_20_par_20_défaut"><text:span text:style-name="T24">nouvelles technologies.</text:span></text:span></text:p>
      <text:p text:style-name="Standard"><text:span text:style-name="Police_20_par_20_défaut"><text:span text:style-name="T24">D’ailleurs, le prochain gros projet d</text:span></text:span><text:span text:style-name="Police_20_par_20_défaut"><text:span text:style-name="T26">e changement</text:span></text:span><text:span text:style-name="Police_20_par_20_défaut"><text:span text:style-name="T24"> du site sera de faire</text:span></text:span></text:p>
      <text:p text:style-name="Standard"><text:span text:style-name="Police_20_par_20_défaut"><text:span text:style-name="T24">migrer la partie Front d’AngulerJS à Angular 5. Cela demandera de</text:span></text:span></text:p>
      <text:p text:style-name="Standard"><text:span text:style-name="Police_20_par_20_défaut"><text:span text:style-name="T24">repenser l’architecture, le code, affectera aussi l’application Push mail.</text:span></text:span></text:p>
      <text:p text:style-name="Standard"><text:span text:style-name="Police_20_par_20_défaut"><text:span text:style-name="T25">Tout ceci en </text:span></text:span><text:span text:style-name="Police_20_par_20_défaut"><text:span text:style-name="T24">plus des UST habituelles ...</text:span></text:span></text:p>
      <text:p text:style-name="Standard"><text:span text:style-name="Police_20_par_20_défaut"><text:span text:style-name="T24">Enfin, en cas de réponse positive à un appel d’offre, de nouveaux</text:span></text:span></text:p>
      <text:p text:style-name="P32">utilisateurs pourraient se servir de Véhiparc, avec des spécificités</text:p>
      <text:p text:style-name="P32">propre à leur entreprise, et nécessitant ainsi des adaptations plus ou</text:p>
      <text:p text:style-name="P32">moins importantes. Donc pas mal de travail en perspective pour nous,</text:p>
      <text:p text:style-name="Standard"><text:span text:style-name="Police_20_par_20_défaut"><text:span text:style-name="T24">ce qui est positif ...</text:span></text:span><text:span text:style-name="T59">»</text:span></text:p>
      <text:p text:style-name="P28"/>
      <text:p text:style-name="Standard"><text:span text:style-name="T59">- </text:span><text:span text:style-name="Police_20_par_20_défaut"><text:span text:style-name="T61">conclusion</text:span></text:span><text:span text:style-name="T59"><text:tab/><text:tab/><text:tab/><text:tab/><text:tab/><text:tab/><text:tab/><text:tab/></text:span><text:span text:style-name="T64">3</text:span><text:span text:style-name="Police_20_par_20_défaut"><text:span text:style-name="T65">4</text:span></text:span></text:p>
      <text:p text:style-name="P24"><text:span text:style-name="T59">« </text:span><text:span text:style-name="Police_20_par_20_défaut"><text:span text:style-name="T49">Au final, en produisant cette application, je suis passé par</text:span></text:span></text:p>
      <text:p text:style-name="P33"><text:s/>toutes les étape de la conception et de la réalisation et ai pu mettre en</text:p>
      <text:p text:style-name="P33"><text:s/>pratique les connaissances acquises durant ma formation., <text:span text:style-name="T58">t</text:span>out ceci <text:span text:style-name="T58">e</text:span>n</text:p>
      <text:p text:style-name="P33">gardant à l’esprit le cahier des charges et dans le respect du temps imparti. </text:p>
      <text:p text:style-name="P33">Les différentes fonctionnalités demandées (<text:span text:style-name="T67">résumé sur </text:span>dashboard, page alertes, </text:p>
      <text:p text:style-name="P33">mail mensuel, système d’abonnement) ont bien été réalisées et sont à présent </text:p>
      <text:p text:style-name="P33">fonctionnelles. Cela m’a aussi confronté aux difficultés réelles du métier de </text:p>
      <text:p text:style-name="P33">développeur, toutes surmontées grâc<text:span text:style-name="T58">e <text:s/></text:span>à de nombreuses recherches et aux </text:p>
      <text:p text:style-name="P33">conseils de mes collègues de l’équipe.</text:p>
      <text:p text:style-name="P33">Cela a vraiment été une expérience enrichissante et a confirmé mon</text:p>
      <text:p text:style-name="P33">intérêt pour ce métier et le choix de cette nouvelle carrière.</text:p>
      <text:p text:style-name="P33"><text:span text:style-name="T35">Maintenant, je suis bien conscient que </text:span>la fin de cette formation ne marque que </text:p>
      <text:p text:style-name="P34"><text:soft-page-break/>la première étape d’un long chemin d’apprentissage ... <text:span text:style-name="T36">et</text:span> c’est aussi, </text:p>
      <text:p text:style-name="P14"><text:span text:style-name="Police_20_par_20_défaut"><text:span text:style-name="T50">à mon sens, ce qui fait l’intérêt de ce métier »</text:span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><text:span text:style-name="Police_20_par_20_défaut"><text:span text:style-name="T8"/></text:span></text:p>
      <text:p text:style-name="Standard"/>
      <text:p text:style-name="P21"><text:span text:style-name="Police_20_par_20_défaut"><text:span text:style-name="T51"><text:s/>Bonjour à tous, <text:s/></text:span></text:span><text:span text:style-name="T51"><text:tab/><text:tab/><text:tab/><text:tab/><text:tab/><text:tab/></text:span><text:span text:style-name="Police_20_par_20_défaut"><text:span text:style-name="T51"><text:tab/></text:span></text:span><text:span text:style-name="Police_20_par_20_défaut"><text:span text:style-name="T38">2</text:span></text:span></text:p>
      <text:p text:style-name="P21"><text:span text:style-name="T51"><text:s/></text:span><text:span text:style-name="Police_20_par_20_défaut"><text:span text:style-name="T51">Je me présente : GLB, 42 ans et 18 ans &lt;groupe&gt;, où j’ai pu</text:span></text:span></text:p>
      <text:p text:style-name="P21"><text:span text:style-name="Police_20_par_20_défaut"><text:span text:style-name="T51">exercer différents métiers, le dernier étant celui de Facteur Qualité.</text:span></text:span></text:p>
      <text:p text:style-name="P19"><text:span text:style-name="T32">J’ai toujours été t</text:span>rès intéressé par l’informatique, mais sans avoir </text:p>
      <text:p text:style-name="P19">de connaissance en programmation. J’ai juste fait un peu de Turbo </text:p>
      <text:p text:style-name="P19">Pascal en fac et <text:span text:style-name="T32">ai </text:span>créé un site web perso.</text:p>
      <text:p text:style-name="P19">En mai dernier, j’ai postulé à une offre interne pour participer à</text:p>
      <text:p text:style-name="P19">une formation de Concepteur – Développeur et, après différentes</text:p>
      <text:p text:style-name="P19">étapes de sélections, j’ai été retenu et ai pu commencer en octobre.</text:p>
      <text:p text:style-name="P19">Celle-ci s’est déroulé en alternance entre l’école Simplon de Montreuil</text:p>
      <text:p text:style-name="P19">pour l’apprentissage des bases et de l’autonomie, et la CMS SI</text:p>
      <text:p text:style-name="P19">de Nantes pour la mise en pratique, au travers de la prise en charge</text:p>
      <text:p text:style-name="P19">de UST (de difficulté croissante), mais aussi l’acquisition de technologies</text:p>
      <text:p text:style-name="P21"><text:span text:style-name="Police_20_par_20_défaut"><text:span text:style-name="T51">différentes (principalement JS et NodeJS).</text:span></text:span></text:p>
      <text:p text:style-name="P19">Il faut croire que la formation a été efficace, car aujourd’hui, alors que je</text:p>
      <text:p text:style-name="P19">partais pourtant de zéro, j’ai pu créer une application complète »</text:p>
      <text:p text:style-name="P21"/>
      <text:p text:style-name="Standard"/>
      <text:p text:style-name="Standard"><text:s/>« <text:span text:style-name="Police_20_par_20_défaut"><text:span text:style-name="T27">Au final, en produisant cette application, je suis passé par</text:span></text:span></text:p>
      <text:p text:style-name="P11"><text:s/>toutes les étape de la conception et de la réalisation et ai pu mettre en</text:p>
      <text:p text:style-name="P13"><text:s/>pratique les connaissances acquises durant ma formation., <text:span text:style-name="T58">t</text:span>out ceci <text:span text:style-name="T58">e</text:span>n</text:p>
      <text:p text:style-name="P13">gardant à l’esprit le cahier des charges et dans le respect du temps imparti. </text:p>
      <text:p text:style-name="P13">Les différentes fonctionnalités demandées (dashboard, page alertes, </text:p>
      <text:p text:style-name="P13">mail mensuel, système d’abonnement) ont bien été réalisées et sont à présent </text:p>
      <text:p text:style-name="P13">fonctionnelles. Cela m’a aussi confronté aux difficultés réelles du métier de </text:p>
      <text:p text:style-name="P13">développeur, toutes surmontées grâc<text:span text:style-name="T58">e <text:s/></text:span>à de nombreuses recherches et aux </text:p>
      <text:p text:style-name="P13">conseils de mes collègues de l’équipe.</text:p>
      <text:p text:style-name="P11">Cela a vraiment été une expérience enrichissante et a confirmé mon</text:p>
      <text:p text:style-name="P11">intérêt pour ce métier et le choix de cette nouvelle carrière.</text:p>
      <text:p text:style-name="P12"><text:span text:style-name="T35">Maintenant, je suis bien conscient que </text:span>la fin de cette formation ne marque que </text:p>
      <text:p text:style-name="P12">la première étape d’un long chemin d’apprentissage ... <text:span text:style-name="T36">et</text:span> c’est aussi, </text:p>
      <text:p text:style-name="P12">à mon sens, ce qui fait l’intérêt de ce métier »</text:p>
      <text:p text:style-name="Standard"/>
      <text:p text:style-name="Standard">////////////////////////<text:tab/><text:tab/><text:tab/><text:tab/><text:tab/><text:tab/><text:tab/><text:span text:style-name="T7">35</text:span><text:span text:style-name="Police_20_par_20_défaut"><text:span text:style-name="T4"> (remerciements)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LE BACHELIER Gilles</meta:initial-creator>
    <meta:creation-date>2018-05-30T12:47:00Z</meta:creation-date>
    <dc:date>2018-06-05T10:50:30.602000000</dc:date>
    <meta:editing-cycles>59</meta:editing-cycles>
    <meta:editing-duration>PT14H32M23S</meta:editing-duration>
    <meta:document-statistic meta:table-count="0" meta:image-count="0" meta:object-count="0" meta:page-count="3" meta:paragraph-count="135" meta:word-count="1227" meta:character-count="7388" meta:non-whitespace-character-count="6081"/>
    <meta:template xlink:type="simple" xlink:actuate="onRequest" xlink:title="" xlink:href="Normal.dotm"/>
  </office:meta>
</office:document-meta>
</file>